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nap-to-layout-grid="false"/>
    </style:style>
    <style:style style:name="P2" style:family="paragraph" style:parent-style-name="Header">
      <style:text-properties fo:font-size="8pt" style:font-size-asian="8pt"/>
    </style:style>
    <style:style style:name="P3" style:family="paragraph" style:parent-style-name="Header">
      <style:paragraph-properties fo:text-align="center" style:justify-single-word="false" style:snap-to-layout-grid="false"/>
      <style:text-properties fo:font-size="14pt" fo:font-weight="bold" style:font-size-asian="14pt" style:font-weight-asian="bold" style:font-size-complex="14pt" style:font-weight-complex="bold"/>
    </style:style>
    <style:style style:name="P4" style:family="paragraph" style:parent-style-name="Header">
      <style:paragraph-properties fo:text-align="center" style:justify-single-word="false" style:snap-to-layout-grid="false"/>
      <style:text-properties fo:font-weight="bold" style:font-weight-asian="bold" style:font-weight-complex="bold"/>
    </style:style>
    <style:style style:name="P5" style:family="paragraph" style:parent-style-name="Header">
      <style:paragraph-properties fo:text-align="center" style:justify-single-word="false" style:snap-to-layout-grid="false"/>
      <style:text-properties fo:language="fr" fo:country="FR" fo:font-weight="bold" style:font-weight-asian="bold"/>
    </style:style>
    <style:style style:name="P6" style:family="paragraph" style:parent-style-name="Header">
      <style:paragraph-properties fo:text-align="center" style:justify-single-word="false" style:snap-to-layout-grid="false"/>
      <style:text-properties fo:font-size="9pt" style:font-size-asian="9pt" style:font-weight-complex="bold"/>
    </style:style>
    <style:style style:name="P7" style:family="paragraph" style:parent-style-name="Standard">
      <style:paragraph-properties style:snap-to-layout-grid="false"/>
      <style:text-properties fo:font-size="8pt" style:font-size-asian="8pt"/>
    </style:style>
    <style:style style:name="P8" style:family="paragraph" style:parent-style-name="Standard">
      <style:paragraph-properties fo:text-align="center" style:justify-single-word="false" style:snap-to-layout-grid="false"/>
    </style:style>
    <style:style style:name="P9" style:family="paragraph" style:parent-style-name="Standard">
      <style:paragraph-properties fo:text-align="start" style:justify-single-word="false"/>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0" style:family="paragraph" style:parent-style-name="Standard">
      <style:paragraph-properties fo:text-align="start" style:justify-single-word="false"/>
      <style:text-properties fo:color="#000000" style:font-name="Arial" fo:font-size="12pt" fo:language="ca" fo:country="E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officeooo:paragraph-rsid="001cd67e"/>
    </style:style>
    <style:style style:name="P13" style:family="paragraph" style:parent-style-name="Title">
      <style:paragraph-properties fo:line-height="150%" fo:text-align="center" style:justify-single-word="false" style:shadow="none"/>
      <style:text-properties fo:language="ca" fo:country="ES"/>
    </style:style>
    <style:style style:name="P14" style:family="paragraph" style:parent-style-name="Title" style:master-page-name="">
      <style:paragraph-properties fo:line-height="150%" fo:text-align="center" style:justify-single-word="false" style:page-number="auto" style:shadow="none"/>
      <style:text-properties fo:language="ca" fo:country="ES"/>
    </style:style>
    <style:style style:name="P15" style:family="paragraph" style:parent-style-name="Text_20_body">
      <style:text-properties fo:color="#000000" style:font-name="Arial1" fo:font-size="12pt"/>
    </style:style>
    <style:style style:name="P16" style:family="paragraph" style:parent-style-name="Text_20_body">
      <style:text-properties fo:color="#000000" style:font-name="Arial1" fo:font-size="12pt" fo:font-weight="bold" style:font-weight-asian="bold" style:font-weight-complex="bold"/>
    </style:style>
    <style:style style:name="P17" style:family="paragraph" style:parent-style-name="Text_20_body">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8" style:family="paragraph" style:parent-style-name="Text_20_body">
      <style:text-properties fo:color="#000000" style:font-name="Arial" fo:font-size="12pt" fo:language="ca"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19" style:family="paragraph" style:parent-style-name="Standard">
      <style:paragraph-properties fo:margin-left="1.249cm" fo:margin-right="0cm" fo:text-align="start" style:justify-single-word="false" fo:text-indent="0cm" style:auto-text-indent="false"/>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0" style:family="paragraph" style:parent-style-name="Standard">
      <style:paragraph-properties fo:margin-left="1.249cm" fo:margin-right="0cm" fo:text-align="start" style:justify-single-word="false" fo:text-indent="0cm" style:auto-text-indent="false"/>
    </style:style>
    <style:style style:name="P21" style:family="paragraph" style:parent-style-name="Text_20_body">
      <style:paragraph-properties fo:margin-top="0cm" fo:margin-bottom="0cm" loext:contextual-spacing="false"/>
    </style:style>
    <style:style style:name="P22" style:family="paragraph" style:parent-style-name="Standard">
      <style:paragraph-properties fo:text-align="start" style:justify-single-word="false"/>
      <style:text-properties officeooo:rsid="001cd67e" officeooo:paragraph-rsid="001cd67e"/>
    </style:style>
    <style:style style:name="P23" style:family="paragraph" style:parent-style-name="Standard" style:list-style-name="L1">
      <style:paragraph-properties fo:text-align="start" style:justify-single-word="false"/>
    </style:style>
    <style:style style:name="P24" style:family="paragraph" style:parent-style-name="Heading_20_4">
      <style:paragraph-properties fo:text-align="center" style:justify-single-word="false" style:snap-to-layout-grid="false"/>
      <style:text-properties fo:font-size="8pt" fo:language="fr" fo:country="FR" style:font-size-asian="8pt" style:font-name-complex="Arial" style:font-style-complex="italic"/>
    </style:style>
    <style:style style:name="T1" style:family="text">
      <style:text-properties fo:font-size="9pt" fo:language="fr" fo:country="FR" fo:font-weight="bold" style:font-size-asian="9pt" style:font-weight-asian="bold"/>
    </style:style>
    <style:style style:name="T2" style:family="text">
      <style:text-properties fo:font-size="9pt" fo:font-weight="bold" style:font-size-asian="9pt" style:font-weight-asian="bold"/>
    </style:style>
    <style:style style:name="T3" style:family="text">
      <style:text-properties fo:font-size="10pt" fo:language="fr" fo:country="FR" style:font-size-asian="10pt" style:font-name-complex="Arial" style:font-weight-complex="bold"/>
    </style:style>
    <style:style style:name="T4" style:family="text">
      <style:text-properties officeooo:rsid="001a1b01"/>
    </style:style>
    <style:style style:name="T5" style:family="text">
      <style:text-properties officeooo:rsid="0017b868"/>
    </style:style>
    <style:style style:name="T6" style:family="text">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T7" style:family="text">
      <style:text-properties officeooo:rsid="001cd67e"/>
    </style:style>
    <style:style style:name="T8" style:family="text">
      <style:text-properties officeooo:rsid="001f48c7"/>
    </style:style>
    <style:style style:name="fr1" style:family="graphic" style:parent-style-name="OLE">
      <style:graphic-properties fo:margin-left="0cm" fo:margin-right="0cm" style:vertical-pos="top" style:vertical-rel="baseline" style:horizontal-pos="center" style:horizontal-rel="paragraph" fo:padding-left="0.28cm" fo:padding-right="0.28cm" fo:padding-top="0.153cm" fo:padding-bottom="0.153cm" fo:border="none" draw:ole-draw-aspect="1" draw:visible-area-top="0cm" draw:visible-area-width="0.898cm" draw:visible-area-height="1.004cm"/>
    </style:style>
    <text:list-style style:name="L1">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3">UF1 – Programació amb XML</text:p>
      <text:p text:style-name="P15"/>
      <text:p text:style-name="P16">Nucli Formatiu 1 – A2: Estructura i Sintaxi del llenguatge XML</text:p>
      <text:p text:style-name="P15"/>
      <text:p text:style-name="P18">Exercicis</text:p>
      <text:p text:style-name="P17"/>
      <text:p text:style-name="P9">1. Construir un document XML que permeti representar un llibre. Ha de contenir les seves característiques típiques: <text:span text:style-name="T5">títol</text:span>,autors,editorial,data de <text:span text:style-name="T5">publicació</text:span>,ISBN, etc.</text:p>
      <text:p text:style-name="P9"/>
      <text:p text:style-name="P9">2. A partir de <text:span text:style-name="T7">l’</text:span>anterior, escriu un altre <text:span text:style-name="T7">XML vàlid </text:span>que, com a mínim, contingui 5 llibres.</text:p>
      <text:p text:style-name="P9"/>
      <text:p text:style-name="P9"/>
      <text:p text:style-name="P9"/>
      <text:p text:style-name="P9">4. Escriure un xml ben format que contingui la següent noticia:</text:p>
      <text:p text:style-name="P9"/>
      <text:p text:style-name="P19">Titulo: <text:tab/>Cayetana se arrepiente de la crítica a su nuera</text:p>
      <text:p text:style-name="P20"><text:span text:style-name="T6">Subtitulo:<text:tab/></text:span>Llamó "mala y envidiosa" a Inka Marti</text:p>
      <text:p text:style-name="P19">Contenido: <text:tab/>blablabla</text:p>
      <text:p text:style-name="P9"/>
      <text:p text:style-name="P10"><text:span text:style-name="T7">És obligatori</text:span> que 'Subtitulo' sigui un atribut de l’<text:span text:style-name="T7">etiqueta </text:span>arrel.</text:p>
      <text:p text:style-name="P9"/>
      <text:p text:style-name="P9">5. Escriure un xml ben format que contingui la següent noticia:</text:p>
      <text:p text:style-name="P9"/>
      <text:p text:style-name="P9"><text:tab/>Título:<text:tab/><text:tab/>C&amp;A Moda</text:p>
      <text:p text:style-name="P9"><text:tab/>Subtitulo:<text:tab/>Tendencias 201<text:span text:style-name="T8">7</text:span>/201<text:span text:style-name="T8">8</text:span> para Otoño y Invierno</text:p>
      <text:p text:style-name="P9"><text:tab/>Contenido:<text:tab/></text:p>
      <text:p text:style-name="P11">Incluso cuando los días se “vuelven más cortos”, con estas tendencias siempre estará bien equipado para 'cualquier' tipo de clima y seguirá estando completamente de moda. Aquí &gt; podrá ver toda la moda para este Otoño e Invierno.</text:p>
      <text:p text:style-name="P11"/>
      <text:p text:style-name="P12">6. C<text:span text:style-name="T7">o</text:span>r<text:span text:style-name="T7">r</text:span>e<text:span text:style-name="T7">geix</text:span> <text:span text:style-name="T7">el següent</text:span> <text:span text:style-name="T7">XML.Recorda que està prohibit modificar la informació per tal d’evitar un error que dóna un caràcter incòmode.</text:span></text:p>
      <text:p text:style-name="P22">Quan localitzis un error, marca’l en color vermell i inclou a la mateixa línia la correcció.</text:p>
      <text:p text:style-name="P11"/>
      <text:p text:style-name="P11"/>
      <text:p text:style-name="P11">&lt;CATALOG&gt;</text:p>
      <text:p text:style-name="P11">&lt;CD&gt;</text:p>
      <text:p text:style-name="P11">&lt;TITLE&gt;Empire Burlesque&lt;/TITLE&gt;</text:p>
      <text:p text:style-name="P11">&lt;ARTIST&gt;Bob Dylan&lt;/ARTIST&gt;</text:p>
      <text:p text:style-name="P11">&lt;COUNTRY&gt;USA&lt;/COUNTRY&gt;</text:p>
      <text:p text:style-name="P11">&lt;COMPANY&gt;Columbia&lt;/COMPANY&gt;</text:p>
      <text:p text:style-name="P11">&lt;PRICE&gt;10.90&lt;/PRICE&gt;</text:p>
      <text:p text:style-name="P11">&lt;YEAR&gt;1985&lt;/YEAR&gt;</text:p>
      <text:p text:style-name="P11"><text:soft-page-break/>&lt;/CD&gt;</text:p>
      <text:p text:style-name="P11">&lt;CD&gt;</text:p>
      <text:p text:style-name="P11">&lt;TITLE&gt;Hide your heart&lt;/TITLE&gt;</text:p>
      <text:p text:style-name="P11">&lt;ARTIST&gt;Bonnie Tylor&lt;/ARTIST&gt;</text:p>
      <text:p text:style-name="P11">&lt;COUNTRY&gt;UK&lt;/COUNTRY&gt;</text:p>
      <text:p text:style-name="P11">&lt;COMPANY&gt;CBS Records&lt;/COMPANY&gt;</text:p>
      <text:p text:style-name="P11">&lt;PRICE&gt;9.90&lt;/PRICE&gt;</text:p>
      <text:p text:style-name="P11">&lt;YEAR&gt;1988&lt;/YEAR&gt;</text:p>
      <text:p text:style-name="P11">&lt;/CD&gt;</text:p>
      <text:p text:style-name="P11">&lt;CD&gt;</text:p>
      <text:p text:style-name="P11">&lt;TITLE&gt;Greatest Hits&lt;/TITLE&gt;</text:p>
      <text:p text:style-name="P11">&lt;ARTIST&gt;Dolly Parton&lt;/ARTIST&gt;</text:p>
      <text:p text:style-name="P11">&lt;COUNTRY&gt;USA&lt;/COUNTRY&gt;</text:p>
      <text:p text:style-name="P11">&lt;COMPANY&gt;RCA&lt;/COMPANI&gt;</text:p>
      <text:p text:style-name="P11">&lt;PRICE&gt;9.90&lt;/PRICE&gt;</text:p>
      <text:p text:style-name="P11">&lt;YEAR&gt;1982&lt;/YEAR&gt;</text:p>
      <text:p text:style-name="P11">&lt;/CD&gt;</text:p>
      <text:p text:style-name="P11">&lt;CD&gt;</text:p>
      <text:p text:style-name="P11">&lt;TITLE&gt;Still got the blues&lt;/TITLE&gt;</text:p>
      <text:p text:style-name="P11">&lt;ARTIST&gt;Gary More&lt;/ARTIST&gt;</text:p>
      <text:p text:style-name="P11">&lt;COUNTRY&gt;UK&lt;/COUNTRY&gt;</text:p>
      <text:p text:style-name="P11">&lt;COMPANY&gt;Virgin redords&lt;/COMPANY&gt;</text:p>
      <text:p text:style-name="P11">&lt;PRICE&gt;10.20&lt;/PRICE&gt;</text:p>
      <text:p text:style-name="P11">&lt;YEAR&gt;1990&lt;/YEAR&gt;</text:p>
      <text:p text:style-name="P11">&lt;/CD&gt;</text:p>
      <text:p text:style-name="P11">&lt;CD&gt;</text:p>
      <text:p text:style-name="P11">&lt;TITLE&gt;Eros&lt;/TITLE&gt;</text:p>
      <text:p text:style-name="P11">&lt;ARTIST&gt;Eros Ramazzotti&lt;/ARTIST&gt;</text:p>
      <text:p text:style-name="P11">&lt;COUNTRY&gt;EU&lt;/COUNTRY&gt;</text:p>
      <text:p text:style-name="P11">&lt;COMPANY&gt;BMG&lt;/COMPANY&gt;</text:p>
      <text:p text:style-name="P11">&lt;PRICE&gt;9.90&lt;/PRICE&gt;</text:p>
      <text:p text:style-name="P11">&lt;YEAR&gt;1997&lt;/YEAR&gt;</text:p>
      <text:p text:style-name="P11">&lt;/CD&gt;</text:p>
      <text:p text:style-name="P11">&lt;CD&gt;</text:p>
      <text:p text:style-name="P11">&lt;TITLE&gt;One night only&lt;/TITIE&gt;</text:p>
      <text:p text:style-name="P11">&lt;ARTIST&gt;Bee Gees&lt;/ARTIST&gt;</text:p>
      <text:p text:style-name="P11">&lt;COUNTRY&gt;UK&lt;/COUNTRY&gt;</text:p>
      <text:p text:style-name="P11">&lt;COMPANY&gt;Polydor&lt;/COMPANY&gt;</text:p>
      <text:p text:style-name="P11">&lt;PRICE&gt;10.90&lt;/PRICE&gt;</text:p>
      <text:p text:style-name="P11">&lt;YEAR&gt;1998&lt;/YEAR&gt;</text:p>
      <text:p text:style-name="P11">&lt;/CD&gt;</text:p>
      <text:p text:style-name="P11">&lt;CD&gt;</text:p>
      <text:p text:style-name="P11">&lt;TITLE&gt;Sylvias Mother&lt;/TITLE&gt;</text:p>
      <text:p text:style-name="P11">&lt;ARTIST&gt;Dr.Hook&lt;/ARTIST&gt;</text:p>
      <text:p text:style-name="P11">&lt;COUNTRY&gt;UK&lt;/COUNTRY&gt;</text:p>
      <text:p text:style-name="P11">&lt;COMPANY&gt;C&lt;S&lt;/COMPANY&gt;</text:p>
      <text:p text:style-name="P11">&lt;PRICE&gt;8.10&lt;/PRICE&gt;</text:p>
      <text:p text:style-name="P11">&lt;YEAR&gt;1973&lt;/YEAR&gt;</text:p>
      <text:p text:style-name="P11"><text:soft-page-break/>&lt;/CD&gt;</text:p>
      <text:p text:style-name="P11">&lt;CD&gt;</text:p>
      <text:p text:style-name="P11">&lt;TITLE&gt;Maggie May&lt;/TITLE&gt;</text:p>
      <text:p text:style-name="P11">&lt;ARTIST&gt;Rod Stewart&lt;/ARTIST&gt;</text:p>
      <text:p text:style-name="P11">&lt;COUNTRY&gt;UK&lt;/COUNTRY&gt;</text:p>
      <text:p text:style-name="P11">&lt;COMPANY&gt;Pickwick&lt;/COMPANY&gt;</text:p>
      <text:p text:style-name="P11">&lt;PRICE&gt;8.50&lt;/PRICE&gt;</text:p>
      <text:p text:style-name="P11">&lt;YEAR&gt;1990&lt;/YEAR&gt;</text:p>
      <text:p text:style-name="P11">&lt;/CD&gt;</text:p>
      <text:p text:style-name="P11">&lt;CD&gt;</text:p>
      <text:p text:style-name="P11">&lt;TITLE&gt;Romanza&lt;/TITLE&gt;</text:p>
      <text:p text:style-name="P11">&lt;ARTIST&gt;Andrea Bocelli&lt;/ARTIST&gt;</text:p>
      <text:p text:style-name="P11">&lt;COUNTRY&gt;EU&lt;/COUNTRY&gt;</text:p>
      <text:p text:style-name="P11">&lt;COMPANY&gt;Polydor&lt;/COMPANY&gt;</text:p>
      <text:p text:style-name="P11">&lt;PRICE&gt;10.80&lt;/PRICE&gt;</text:p>
      <text:p text:style-name="P11">&lt;YEAR&gt;1996&lt;/YEAR&gt;</text:p>
      <text:p text:style-name="P11">&lt;/CD&gt;</text:p>
      <text:p text:style-name="P11">&lt;CD&gt;</text:p>
      <text:p text:style-name="P11">&lt;TITLE&gt;When a man loves a woman&lt;/TITLE&gt;</text:p>
      <text:p text:style-name="P11">&lt;ARTIST&gt;Percy Sledge&lt;/ARTIST&gt;</text:p>
      <text:p text:style-name="P11">&lt;COUNTRY&gt;USA&lt;/COUNTRY&gt;</text:p>
      <text:p text:style-name="P11">&lt;COMPANY&gt;Atlantic&lt;/COMPANY&gt;</text:p>
      <text:p text:style-name="P11">&lt;PRICE&gt;8.70&lt;/PRICE&gt;</text:p>
      <text:p text:style-name="P11">&lt;YEAR&gt;1987&lt;/YEAR&gt;</text:p>
      <text:p text:style-name="P11">&lt;/CD&gt;</text:p>
      <text:p text:style-name="P11">&lt;CD&gt;</text:p>
      <text:p text:style-name="P11">&lt;TITLE&gt;Black angel&lt;/TITLE&gt;</text:p>
      <text:p text:style-name="P11">&lt;ARTIST&gt;Savage Rose&lt;/ARTIST&gt;</text:p>
      <text:p text:style-name="P11">&lt;COUNTRY&gt;EU&lt;/COUNTRY&gt;</text:p>
      <text:p text:style-name="P11">&lt;COMPANY&gt;Mega&lt;/COMPANY&gt;</text:p>
      <text:p text:style-name="P11">&lt;PRICE&gt;10.90&lt;/PRICE&gt;</text:p>
      <text:p text:style-name="P11">&lt;YEAR&gt;1995&lt;/YEAR&gt;</text:p>
      <text:p text:style-name="P11">&lt;/CD&gt;</text:p>
      <text:p text:style-name="P11">&lt;CD&gt;</text:p>
      <text:p text:style-name="P11">&lt;TITLE&gt;1999 Grammy Nominees&lt;/TITLE&gt;</text:p>
      <text:p text:style-name="P11">&lt;ARTIST&gt;Many&lt;/ARTIST&gt;</text:p>
      <text:p text:style-name="P11">&lt;COUNTRY&gt;USA&lt;/COUNTRY&gt;</text:p>
      <text:p text:style-name="P11">&lt;COMPANY&gt;Grammy&lt;/COMPANY&gt;</text:p>
      <text:p text:style-name="P11">&lt;PRICE&gt;10.20&lt;/PRICE&gt;</text:p>
      <text:p text:style-name="P11">&lt;YEAR&gt;1999&lt;/YEAR&gt;</text:p>
      <text:p text:style-name="P11">&lt;/CD&gt;</text:p>
      <text:p text:style-name="P11">&lt;CD&gt;</text:p>
      <text:p text:style-name="P11">&lt;TITLE&gt;For the good times&lt;/TITLE&gt;</text:p>
      <text:p text:style-name="P11">&lt;ARTIST&gt;Kenny Rogers&lt;/ARTIST&gt;</text:p>
      <text:p text:style-name="P11">&lt;COUNTRY&gt;UK&lt;/COUNTRY&gt;</text:p>
      <text:p text:style-name="P11">&lt;COMPANY&gt;Mucik Master&lt;/COMPANY&gt;</text:p>
      <text:p text:style-name="P11">&lt;PRICE&gt;8.70&lt;/PRICE&gt;</text:p>
      <text:p text:style-name="P11">&lt;YEAR&gt;1995&lt;/YEAR&gt;</text:p>
      <text:p text:style-name="P11"><text:soft-page-break/>&lt;/CD&gt;</text:p>
      <text:p text:style-name="P11">&lt;CD&gt;</text:p>
      <text:p text:style-name="P11">&lt;TITLE&gt;Big Willie style&lt;/TITLE&gt;</text:p>
      <text:p text:style-name="P11">&lt;ARTIST&gt;Will Smith&lt;/ARTIST&gt;</text:p>
      <text:p text:style-name="P11">&lt;COUNTRY&gt;USA&lt;/COUNTRY&gt;</text:p>
      <text:p text:style-name="P11">&lt;COMPANY&gt;Columbia&lt;/COMPANY&gt;</text:p>
      <text:p text:style-name="P11">&lt;PRICE&gt;9.90&lt;/PRICE&gt;</text:p>
      <text:p text:style-name="P11">&lt;YEAR&gt;1997&lt;/YEAR&gt;</text:p>
      <text:p text:style-name="P11">&lt;/CD&gt;</text:p>
      <text:p text:style-name="P11">&lt;CD&gt;</text:p>
      <text:p text:style-name="P11">&lt;TITLE&gt;Tupelo Honey&lt;/TITLE&gt;</text:p>
      <text:p text:style-name="P11">&lt;ARTIST&gt;Van Morrison&lt;/ARTIST&gt;</text:p>
      <text:p text:style-name="P11">&lt;COUNTRY&gt;UK&lt;/COUNTRY&gt;</text:p>
      <text:p text:style-name="P11">&lt;COMPANY&gt;Polydor&lt;/COMPANY&gt;</text:p>
      <text:p text:style-name="P11">&lt;PRICE&gt;8.20&lt;/PRICE&gt;</text:p>
      <text:p text:style-name="P11">&lt;YEAR&gt;1971&lt;/YEAR&gt;</text:p>
      <text:p text:style-name="P11">&lt;/CD&gt;</text:p>
      <text:p text:style-name="P11">&lt;CD&gt;</text:p>
      <text:p text:style-name="P11">&lt;TITLE&gt;Soulsville&lt;/TITLE&gt;</text:p>
      <text:p text:style-name="P11">&lt;ARTIST&gt;Jorn Hoel&lt;/ARTIST&gt;</text:p>
      <text:p text:style-name="P11">&lt;COUNTRY&gt;Norway&lt;/COUNTRY&gt;</text:p>
      <text:p text:style-name="P11">&lt;COMPANY&gt;WEA&lt;/COMPANY&gt;</text:p>
      <text:p text:style-name="P11">&lt;PRICE&gt;7.90&lt;/PRICE&gt;</text:p>
      <text:p text:style-name="P11">&lt;YEAR&gt;1996&lt;/YEAR&gt;</text:p>
      <text:p text:style-name="P11">&lt;/CD&gt;</text:p>
      <text:p text:style-name="P11">&lt;CD&gt;</text:p>
      <text:p text:style-name="P11">&lt;TITLE&gt;The very best of&lt;/TITLE&gt;</text:p>
      <text:p text:style-name="P11">&lt;ARTIST&gt;Cat Stevens&lt;/ARTIST&gt;</text:p>
      <text:p text:style-name="P11">&lt;COUNTRY&gt;UK&lt;/COUNTRY&gt;</text:p>
      <text:p text:style-name="P11">&lt;COMPANY&gt;Island&lt;/COMPANY&gt;</text:p>
      <text:p text:style-name="P11">&lt;PRICE&gt;8.90&lt;/PRICE&gt;</text:p>
      <text:p text:style-name="P11">&lt;YEAR&gt;1990&lt;/YEAR&gt;</text:p>
      <text:p text:style-name="P11">&lt;/CD&gt;</text:p>
      <text:p text:style-name="P11">&lt;CD&gt;</text:p>
      <text:p text:style-name="P11">&lt;TITLE&gt;Stop&lt;/TITLE&gt;</text:p>
      <text:p text:style-name="P11">&lt;ARTIST&gt;Sam Brown&lt;/ARTIST&gt;</text:p>
      <text:p text:style-name="P11">&lt;COUNTRY&gt;UK&lt;/COUNTRY&gt;</text:p>
      <text:p text:style-name="P11">&lt;COMPANY&gt;A and M&lt;/COMPANY&gt;</text:p>
      <text:p text:style-name="P11">&lt;PRICE&gt;8.90&lt;/PRICE&gt;</text:p>
      <text:p text:style-name="P11">&lt;YEAR&gt;1988&lt;/YEAR&gt;</text:p>
      <text:p text:style-name="P11">&lt;/CD&gt;</text:p>
      <text:p text:style-name="P11">&lt;CD&gt;</text:p>
      <text:p text:style-name="P11">&lt;TITLE&gt;Bridge of Spies&lt;/TITLE&gt;</text:p>
      <text:p text:style-name="P11">&lt;ARTIST&gt;T`Pau&lt;/ARTIST&gt;</text:p>
      <text:p text:style-name="P11">&lt;COUNTRY&gt;UK&lt;/COUNTRY&gt;</text:p>
      <text:p text:style-name="P11">&lt;COMPANY&gt;Siren&lt;/COMPANY&gt;</text:p>
      <text:p text:style-name="P11">&lt;PRICE&gt;7.90&lt;/PRICE&gt;</text:p>
      <text:p text:style-name="P11">&lt;YEAR&gt;1987&lt;/YEAR&gt;</text:p>
      <text:p text:style-name="P11"><text:soft-page-break/>&lt;/CD&gt;</text:p>
      <text:p text:style-name="P11">&lt;CD&gt;</text:p>
      <text:p text:style-name="P11">&lt;TITLE&gt;Private Dancer&lt;/TITLE&gt;</text:p>
      <text:p text:style-name="P11">&lt;ARTIST&gt;Tina Turner&lt;/ARTIST&gt;</text:p>
      <text:p text:style-name="P11">&lt;COUNTRY&gt;UK&lt;/COUNTRY&gt;</text:p>
      <text:p text:style-name="P11">&lt;COMPANY&gt;Capitol&lt;/COMPANY&gt;</text:p>
      <text:p text:style-name="P11">&lt;PRICE&gt;8.90&lt;/PRICE&gt;</text:p>
      <text:p text:style-name="P11">&lt;YEAR&gt;1983&lt;/YEAR&gt;</text:p>
      <text:p text:style-name="P11">&lt;/CD&gt;</text:p>
      <text:p text:style-name="P11">&lt;CD&gt;</text:p>
      <text:p text:style-name="P11">&lt;TITLE&gt;Midt om natten&lt;/TITLE&gt;</text:p>
      <text:p text:style-name="P11">&lt;ARTIST&gt;Kim Larsen&lt;/ARTIST&gt;</text:p>
      <text:p text:style-name="P11">&lt;COUNTRY&gt;EU&lt;/COUNTRY&gt;</text:p>
      <text:p text:style-name="P11">&lt;COMPANY&gt;Medley&lt;/COMPANY&gt;</text:p>
      <text:p text:style-name="P11">&lt;PRICE&gt;7.80&lt;/PRICE&gt;</text:p>
      <text:p text:style-name="P11">&lt;YEAR&gt;1983&lt;/YEAR&gt;</text:p>
      <text:p text:style-name="P11">&lt;/CD&gt;</text:p>
      <text:p text:style-name="P11">&lt;CD&gt;</text:p>
      <text:p text:style-name="P11">&lt;TITLE&gt;Pavarotti Gala Concert&lt;/TITLE&gt;</text:p>
      <text:p text:style-name="P11">&lt;ARTIST&gt;Luciano Pavarotti&lt;/ARTIST&gt;</text:p>
      <text:p text:style-name="P11">&lt;COUNTRY&gt;UK&lt;/COUNTRY&gt;</text:p>
      <text:p text:style-name="P11">&lt;COMPANY&gt;DECCA&lt;/COMPANY&gt;</text:p>
      <text:p text:style-name="P11">&lt;PRICE&gt;9.90&lt;/PRICE&gt;</text:p>
      <text:p text:style-name="P11">&lt;YEAR&gt;1991&lt;/YEAR&gt;</text:p>
      <text:p text:style-name="P11">&lt;/CD&gt;</text:p>
      <text:p text:style-name="P11">&lt;CD&gt;</text:p>
      <text:p text:style-name="P11">&lt;TITLE&gt;The dock of the bay&lt;/TITLE&gt;</text:p>
      <text:p text:style-name="P11">&lt;ARTIST&gt;Otis Redding&lt;/ARTIST&gt;</text:p>
      <text:p text:style-name="P11">&lt;COUNTRY&gt;USA&lt;/COUNTRY&gt;</text:p>
      <text:p text:style-name="P11">&lt;COMPANY&gt;Atlantic&lt;/COMPANY&gt;</text:p>
      <text:p text:style-name="P11">&lt;PRICE&gt;7.90&lt;/PRICE&gt;</text:p>
      <text:p text:style-name="P11">&lt;YEAR&gt;1987&lt;/YEAR&gt;</text:p>
      <text:p text:style-name="P11">&lt;/CD&gt;</text:p>
      <text:p text:style-name="P11">&lt;CD&gt;</text:p>
      <text:p text:style-name="P11">&lt;TITLE&gt;Picture book&lt;/TITLE&gt;</text:p>
      <text:p text:style-name="P11">&lt;ARTIST&gt;Simply Red&lt;/ARTIST&gt;</text:p>
      <text:p text:style-name="P11">&lt;COUNTRY&gt;EU&lt;/COUNTRY&gt;</text:p>
      <text:p text:style-name="P11">&lt;COMPANY&gt;Elektra&lt;/COMPANY&gt;</text:p>
      <text:p text:style-name="P11">&lt;PRICE&gt;7.20&lt;/PRICE&gt;</text:p>
      <text:p text:style-name="P11">&lt;YEAR&gt;1985&lt;/YEAR&gt;</text:p>
      <text:p text:style-name="P11">&lt;/CD&gt;</text:p>
      <text:p text:style-name="P11">&lt;CD&gt;</text:p>
      <text:p text:style-name="P11">&lt;TITLE&gt;Red&lt;/TITLE&gt;</text:p>
      <text:p text:style-name="P11">&lt;ARTIST&gt;The Communards&lt;/ARTIST&gt;</text:p>
      <text:p text:style-name="P11">&lt;COUNTRY&gt;UK&lt;/COUNTRY&gt;</text:p>
      <text:p text:style-name="P11">&lt;COMPANY&gt;London&lt;/COMPANY&gt;</text:p>
      <text:p text:style-name="P11">&lt;PRICE&gt;7.80&lt;/PRICE&gt;</text:p>
      <text:p text:style-name="P11">&lt;YEAR&gt;1987&lt;/YEAR&gt;</text:p>
      <text:p text:style-name="P11"><text:soft-page-break/>&lt;/CD&gt;</text:p>
      <text:p text:style-name="P11">&lt;CD&gt;</text:p>
      <text:p text:style-name="P11">&lt;TITLE&gt;Unchain my heart&lt;/TITLE&gt;</text:p>
      <text:p text:style-name="P11">&lt;ARTIST&gt;Joe Cocker&lt;/ARTIST&gt;</text:p>
      <text:p text:style-name="P11">&lt;COUNTRY&gt;USA&lt;/COUNTRY&gt;</text:p>
      <text:p text:style-name="P11">&lt;COMPANY&gt;EMI&lt;/COMPANY&gt;</text:p>
      <text:p text:style-name="P11">&lt;PRICE&gt;8.20&lt;/PRICE&gt;</text:p>
      <text:p text:style-name="P11">&lt;YEAR&gt;1987&lt;/YEAR&gt;</text:p>
      <text:p text:style-name="P11">&lt;/CD&gt;</text:p>
      <text:p text:style-name="P11">&lt;/CATALOG&gt;</text:p>
      <text:p text:style-name="P11"/>
      <text:p text:style-name="P11">7. <text:span text:style-name="T7">Corregeix</text:span> aquest <text:span text:style-name="T7">XML</text:span> indica<text:span text:style-name="T7">nt</text:span> les errades que has trobat i <text:span text:style-name="T7">corregint-les.</text:span></text:p>
      <text:p text:style-name="P11"/>
      <text:p text:style-name="P11">&lt;?xml version="1.0" encoding="<text:span text:style-name="T8">UTF-8</text:span>" ?&gt;</text:p>
      <text:p text:style-name="P11">&lt;llibre&gt;</text:p>
      <text:p text:style-name="P11">&lt;capitol&gt;Argumento hasta el capítulo XXX:&lt;/capitol&gt;</text:p>
      <text:p text:style-name="P21">&lt;desenvolupament&gt;La accion comienza en casa de Don Quijote, donde el protagonista habla con sus amigos el barbero, y el cura sobre su tema de discusión favorito, los libros de caballerías. Tras volverse loco, Quijote decide ir en busca de aventuras, poniéndose la armadura de su bisabuelo, y partiendo para vivir aventuras. Se hace armar caballero en una venta. Tras haber sido derrotado y apaleado es encontrado por un labrador de su pueblo , que lo debuelve a su casa. Tras esto, sus amigos, su ama de llaves, y su sobrina deciden quemar todos sus libros, y tapiar la abitación donde se encontraban. Tras esto Don Quijote habla con Sancho, un vecino suyo, bastante tonto, al que le promete el gobierno de una ínsula, con lo que éste se marcha con Don Quijote. Tras marchar de madrugada, y caminar muchas millas, se encuentran en un descampado con unos molinos, y Quijote creyendo que son gigantes los ataca, pero sale mal parado.La siguiente aventura s la del Vizcaíno, en la cual es donde aparece otro narrador en la historia; en esta aventura Don Quijote logra vencer a su adversario, pero mientras Sancho estaba recogiendo el botín, es apaleado.En la siguiente aventura Don Quijote y Sancho se encuentran con unos caballeros, que les cuentan la historia de Grisóstomo y Marcela. Despues de estar pasando la noche con unos pastores, les acontece la aventura de los Yangüeses, en la que apalean a Rocinante porque fue edtras de unas yeguas. Despues vuelven a una venta, donde son atendido, pero tienen problemas de celos con un hhombre; pero Don Quijote se niega a pagar y entonces Sancho es manteado. En la siguiente aventura los dos perdonajes oyen unos ruídos infernales, pero al final resulta que son unos molinos de agua.En la siguiente aventura Don Quijote consigue el yelmo de Mambrino , que en realidad es una vacía ed barbero. En el capítulo siguiente Don Quijote se encuentra con unos galeotes custodiados por la Santa Hermandad, a los que libera, pero tras esto el tambien es apaleado. en el capítulo de cardenio y Luscinda queda la historia central en segundo plano. En el siguiente capítulo Quijote decide quedarse en Sierra Morena para reflexionar.En un capítulo &lt; al 26 aparecen el cura y el barbero. El el capítulo 27 se encuentra con Cardenio.&lt;/desenvolupament&gt;</text:p>
      <text:p text:style-name="P21">&lt;capitol&gt;Argumento de los diez primeros de la segunta parte&lt;/capitol&gt;</text:p>
      <text:p text:style-name="P21">&lt;desenvolupament&gt;En estos capítulos aparece la figura de Sansón Carrasco, y destaca el capítulo en el que fueron al Toboso a ver a Dulcinea donde Sancho <text:soft-page-break/>engaña a Don Quijote, ya que este no veía a Dulcinea, sino a una campesina; y Sancho le decía que era el Sabio Frestón que le estaba engañando.&lt;/desenvolupament&gt;</text:p>
      <text:p text:style-name="P21">&lt;capitol&gt;Argumento de los cinco ultimos de la segunda parte&lt;/capitol&gt;</text:p>
      <text:p text:style-name="P21">&lt;desenvolupament&gt;En los últimos capítulos, Don Quijote abandona a los Duques, y parte hacia su aldea, ya que así se lo ordenara el Caballero de la Blanca Luna (que era en realidad Sansón Carrasco) tras derrotarle. Mientras volvían iban hablando . En el capítulo 72 llegan a la aldea, y se encuentran con Don Álvaro Tarfe, hablan con el, y les cuenta que se dirige hacia Granada. Con el hablan sobre el libro "Don Quijote de la Mancha". Los capítulos siguientes son sobre la muerte de Don Quijote de la Mancha, en realidad Alonso Quijano.&lt;/desenvolupament&gt;</text:p>
      <text:p text:style-name="P21">&lt;/llibre&gt;</text:p>
      <text:p text:style-name="P11"/>
      <text:p text:style-name="P11">8. Una comunitat de propietaris, a la seva Junta General Ordinària, decideix crear un sistema d'emmagatzemament de la informació per emmagatzemar dades de la comunitat. D'aquesta manera podran realitzar les gestions de manera més àgil i amb un estàndard de comunicació amb els deutors de la comunitat. </text:p>
      <text:list xml:id="list2737619366" text:style-name="L1">
        <text:list-header>
          <text:p text:style-name="P23">Consideracions:</text:p>
          <text:list>
            <text:list-item>
              <text:p text:style-name="P23">Cada veí ha de ser identificable de manera única.</text:p>
            </text:list-item>
            <text:list-item>
              <text:p text:style-name="P23">Només ens interessa saber les dades d'una de les persones que viu a cada pis, <text:span text:style-name="T7">no de tots els membres de la família que hi viu</text:span>.</text:p>
            </text:list-item>
            <text:list-item>
              <text:p text:style-name="P23">Cal guardar d'on cobrar <text:span text:style-name="T7">exactament </text:span>els rebuts de <text:span text:style-name="T7">la </text:span>comunitat a cada veí.</text:p>
            </text:list-item>
            <text:list-item>
              <text:p text:style-name="P23">Les comunitats sempre tenen 2 càrrecs que <text:span text:style-name="T7">ocupen 2</text:span> veïns <text:span text:style-name="T7">diferents</text:span>: el de president i el de secretari.</text:p>
            </text:list-item>
          </text:list>
          <text:p text:style-name="P23"/>
          <text:p text:style-name="P23">Constru<text:span text:style-name="T7">e</text:span>i<text:span text:style-name="T7">x</text:span> un XML ben format que guardi les informacions necessàries.</text:p>
          <text:p text:style-name="P23"/>
        </text:list-header>
      </text:list>
      <text:p text:style-name="P11">9. L'anterior comunitat de propietaris també necessita emmagatzemar les informacions sobre els seus creditors (empreses o autònoms), <text:span text:style-name="T7">els </text:span>qu<text:span text:style-name="T7">als</text:span> realitzen treballs de reparació a l'edifici. Decidir quines informacions <text:span text:style-name="T7">és necessari que guardem </text:span>de cada creditor. <text:span text:style-name="T7">C</text:span>re<text:span text:style-name="T7">eu</text:span> un XML ben format que guardi <text:span text:style-name="T7">totes aquestes informac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a"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fo:font-size="14pt" fo:language="es" fo:country="ES" style:text-underline-style="solid" style:text-underline-width="auto" style:text-underline-color="font-color" fo:font-weight="bold" style:font-size-asian="14pt" style:font-weight-asian="bold"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language="es" fo:country="ES"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font-size="10pt" fo:font-weight="bold" style:font-size-asian="10pt" style:font-weight-asian="bold"/>
    </style:style>
    <style:style style:name="List" style:family="paragraph" style:parent-style-name="Text_20_body" style:class="list">
      <style:text-properties style:font-name-complex="Tahoma1" style:font-family-complex="Tahoma"/>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Standard" style:next-style-name="Subtitle" style:class="chapter">
      <style:paragraph-properties fo:text-align="center" style:justify-single-word="false"/>
      <style:text-properties fo:font-size="16pt" fo:language="es" fo:country="ES" style:text-underline-style="solid" style:text-underline-width="auto" style:text-underline-color="font-color" fo:font-weight="bold" style:font-size-asian="16pt" style:font-weight-asian="bold"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pígrafe" style:family="paragraph" style:parent-style-name="Standard" style:next-style-name="Standard">
      <style:text-properties fo:font-size="10pt" fo:font-weight="bold" style:font-size-asian="10pt" style:font-weight-asian="bold" style:font-size-complex="10pt" style:font-weight-complex="bold"/>
    </style:style>
    <style:style style:name="Párrafo_20_de_20_lista" style:display-name="Párrafo de lista" style:family="paragraph" style:parent-style-name="Standard">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o_20_sin_20_formato" style:display-name="Texto sin formato" style:family="paragraph" style:parent-style-name="Standard">
      <style:text-properties style:font-name="Courier New1" fo:font-family="'Courier New'" style:font-family-generic="modern" fo:font-size="10pt" fo:language="es" fo:country="ES" style:font-size-asian="10pt"/>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1"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style>
    <style:style style:name="WW8Num5z1"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Symbol" fo:font-family="Symbol" style:font-family-generic="roman" style:font-pitch="variable" style:font-charset="x-symbol"/>
    </style:style>
    <style:style style:name="WW8Num7z2" style:family="text">
      <style:text-properties style:font-name="Wingdings" fo:font-family="Wingdings" style:font-pitch="variable" style:font-charset="x-symbol"/>
    </style:style>
    <style:style style:name="WW8Num7z4" style:family="text">
      <style:text-properties style:font-name="Courier New1" fo:font-family="'Courier New'" style:font-family-generic="modern"/>
    </style:style>
    <style:style style:name="WW8Num9z0" style:family="text">
      <style:text-properties style:font-name="Symbol" fo:font-family="Symbol" style:font-family-generic="roman" style:font-pitch="variable" style:font-charset="x-symbol"/>
    </style:style>
    <style:style style:name="WW8Num9z4"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1" fo:font-family="'Courier New'" style:font-family-generic="modern"/>
    </style:style>
    <style:style style:name="WW8Num13z2" style:family="text">
      <style:text-properties style:font-name="Wingdings" fo:font-family="Wingdings" style:font-pitch="variable" style:font-charset="x-symbol"/>
    </style:style>
    <style:style style:name="WW8Num14z1"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2" style:family="text">
      <style:text-properties style:font-name="Wingdings" fo:font-family="Wingdings" style:font-pitch="variable" style:font-charset="x-symbol"/>
    </style:style>
    <style:style style:name="WW8Num15z4" style:family="text">
      <style:text-properties style:font-name="Courier New1" fo:font-family="'Courier New'" style:font-family-generic="modern"/>
    </style:style>
    <style:style style:name="WW8Num16z4"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1" fo:font-family="'Courier New'" style:font-family-generic="modern"/>
    </style:style>
    <style:style style:name="WW8Num2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9z1" style:family="text">
      <style:text-properties style:font-name="Symbol" fo:font-family="Symbol" style:font-family-generic="roman" style:font-pitch="variable" style:font-charset="x-symbol"/>
    </style:style>
    <style:style style:name="WW8Num29z2" style:family="text">
      <style:text-properties fo:color="#000000" style:text-outline="false"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3z0" style:family="text">
      <style:text-properties style:font-name="Symbol" fo:font-family="Symbol" style:font-family-generic="roman"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list-level-properties text:space-before="0.635cm" text:min-label-width="0.635cm"/>
      </text:list-level-style-number>
      <text:list-level-style-number text:level="2" text:style-name="Numbering_20_Symbols" style:num-prefix=" " style:num-suffix=")" style:num-format="a">
        <style:list-level-properties text:space-before="1.905cm" text:min-label-width="0.635cm"/>
      </text:list-level-style-number>
      <text:list-level-style-bullet text:level="3" text:style-name="Bullet_20_Symbols" style:num-prefix=" " text:bullet-char="•">
        <style:list-level-properties text:space-before="3.175cm" text:min-label-width="0.635cm"/>
        <style:text-properties fo:font-family="StarSymbol" style:font-charset="x-symbol"/>
      </text:list-level-style-bullet>
      <text:list-level-style-bullet text:level="4" text:style-name="Bullet_20_Symbols" style:num-prefix=" " text:bullet-char="•">
        <style:list-level-properties text:space-before="4.445cm" text:min-label-width="0.635cm"/>
        <style:text-properties fo:font-family="StarSymbol" style:font-charset="x-symbol"/>
      </text:list-level-style-bullet>
      <text:list-level-style-bullet text:level="5" text:style-name="Bullet_20_Symbols" style:num-prefix=" " text:bullet-char="•">
        <style:list-level-properties text:space-before="5.715cm" text:min-label-width="0.635cm"/>
        <style:text-properties fo:font-family="StarSymbol" style:font-charset="x-symbol"/>
      </text:list-level-style-bullet>
      <text:list-level-style-bullet text:level="6" text:style-name="Bullet_20_Symbols" style:num-prefix=" " text:bullet-char="•">
        <style:list-level-properties text:space-before="6.985cm" text:min-label-width="0.635cm"/>
        <style:text-properties fo:font-family="StarSymbol" style:font-charset="x-symbol"/>
      </text:list-level-style-bullet>
      <text:list-level-style-bullet text:level="7" text:style-name="Bullet_20_Symbols" style:num-prefix=" " text:bullet-char="•">
        <style:list-level-properties text:space-before="8.255cm" text:min-label-width="0.635cm"/>
        <style:text-properties fo:font-family="StarSymbol" style:font-charset="x-symbol"/>
      </text:list-level-style-bullet>
      <text:list-level-style-bullet text:level="8" text:style-name="Bullet_20_Symbols" style:num-prefix=" " text:bullet-char="•">
        <style:list-level-properties text:space-before="9.525cm" text:min-label-width="0.635cm"/>
        <style:text-properties fo:font-family="StarSymbol" style:font-charset="x-symbol"/>
      </text:list-level-style-bullet>
      <text:list-level-style-bullet text:level="9" text:style-name="Bullet_20_Symbols" style:num-prefix=" " text:bullet-char="•">
        <style:list-level-properties text:space-before="10.79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3" text:consecutive-numbering="true">
      <text:list-level-style-number text:level="1" style:num-suffix="." style:num-format="1" text:start-value="4">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a" style:num-letter-sync="true">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
        <style:list-level-properties text:space-before="1.905cm" text:min-label-width="0.905cm"/>
        <style:text-properties style:font-name="Symbol"/>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1" text:bullet-char="">
        <style:list-level-properties text:space-before="4.445cm" text:min-label-width="0.635cm"/>
        <style:text-properties style:font-name="Symbol"/>
      </text:list-level-style-bullet>
      <text:list-level-style-bullet text:level="5" text:style-name="WW8Num7z4" text:bullet-char="o">
        <style:list-level-properties text:space-before="5.715cm" text:min-label-width="0.635cm"/>
        <style:text-properties style:font-name="Courier New"/>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1" text:bullet-char="">
        <style:list-level-properties text:space-before="8.255cm" text:min-label-width="0.635cm"/>
        <style:text-properties style:font-name="Symbol"/>
      </text:list-level-style-bullet>
      <text:list-level-style-bullet text:level="8" text:style-name="WW8Num7z4" text:bullet-char="o">
        <style:list-level-properties text:space-before="9.525cm" text:min-label-width="0.635cm"/>
        <style:text-properties style:font-name="Courier New"/>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905cm"/>
        <style:text-properties style:font-name="Symbol"/>
      </text:list-level-style-bullet>
      <text:list-level-style-number text:level="2" style:num-suffix="." style:num-format="a" style:num-letter-sync="true">
        <style:list-level-properties text:space-before="-0.352cm" text:min-label-width="1.94cm"/>
      </text:list-level-style-number>
      <text:list-level-style-number text:level="3" style:num-suffix="." style:num-format="i">
        <style:list-level-properties text:min-label-width="2.858cm" text:min-label-distance="0.318cm" fo:text-align="end"/>
      </text:list-level-style-number>
      <text:list-level-style-number text:level="4" style:num-suffix="." style:num-format="a" style:num-letter-sync="true">
        <style:list-level-properties text:space-before="3.493cm" text:min-label-width="0.635cm"/>
      </text:list-level-style-number>
      <text:list-level-style-bullet text:level="5" text:style-name="WW8Num9z4" text:bullet-char="-">
        <style:list-level-properties text:space-before="4.763cm" text:min-label-width="0.635cm"/>
        <style:text-properties style:font-name="Arial"/>
      </text:list-level-style-bullet>
      <text:list-level-style-number text:level="6" style:num-suffix="." style:num-format="i">
        <style:list-level-properties text:min-label-width="6.668cm" text:min-label-distance="0.318cm" fo:text-align="end"/>
      </text:list-level-style-number>
      <text:list-level-style-number text:level="7" style:num-suffix="." style:num-format="1">
        <style:list-level-properties text:space-before="7.303cm" text:min-label-width="0.635cm"/>
      </text:list-level-style-number>
      <text:list-level-style-number text:level="8" style:num-suffix="." style:num-format="a" style:num-letter-sync="true">
        <style:list-level-properties text:space-before="8.573cm" text:min-label-width="0.635cm"/>
      </text:list-level-style-number>
      <text:list-level-style-number text:level="9" style:num-suffix="." style:num-format="i">
        <style:list-level-properties text:min-label-width="10.478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min-label-width="0.905cm"/>
        <style:text-properties style:font-name="Symbol"/>
      </text:list-level-style-bullet>
      <text:list-level-style-bullet text:level="2" text:style-name="WW8Num11z1" text:bullet-char="o">
        <style:list-level-properties text:space-before="0.905cm" text:min-label-width="0.635cm"/>
        <style:text-properties style:font-name="Courier New"/>
      </text:list-level-style-bullet>
      <text:list-level-style-bullet text:level="3" text:style-name="WW8Num11z2" text:bullet-char="">
        <style:list-level-properties text:space-before="2.175cm" text:min-label-width="0.635cm"/>
        <style:text-properties style:font-name="Wingdings"/>
      </text:list-level-style-bullet>
      <text:list-level-style-bullet text:level="4" text:style-name="WW8Num11z0" text:bullet-char="">
        <style:list-level-properties text:space-before="3.445cm" text:min-label-width="0.635cm"/>
        <style:text-properties style:font-name="Symbol"/>
      </text:list-level-style-bullet>
      <text:list-level-style-bullet text:level="5" text:style-name="WW8Num11z1" text:bullet-char="o">
        <style:list-level-properties text:space-before="4.715cm" text:min-label-width="0.635cm"/>
        <style:text-properties style:font-name="Courier New"/>
      </text:list-level-style-bullet>
      <text:list-level-style-bullet text:level="6" text:style-name="WW8Num11z2" text:bullet-char="">
        <style:list-level-properties text:space-before="5.985cm" text:min-label-width="0.635cm"/>
        <style:text-properties style:font-name="Wingdings"/>
      </text:list-level-style-bullet>
      <text:list-level-style-bullet text:level="7" text:style-name="WW8Num11z0" text:bullet-char="">
        <style:list-level-properties text:space-before="7.255cm" text:min-label-width="0.635cm"/>
        <style:text-properties style:font-name="Symbol"/>
      </text:list-level-style-bullet>
      <text:list-level-style-bullet text:level="8" text:style-name="WW8Num11z1" text:bullet-char="o">
        <style:list-level-properties text:space-before="8.525cm" text:min-label-width="0.635cm"/>
        <style:text-properties style:font-name="Courier New"/>
      </text:list-level-style-bullet>
      <text:list-level-style-bullet text:level="9" text:style-name="WW8Num11z2"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0"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style:font-name="Courier New"/>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0"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style:font-name="Courier New"/>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min-label-width="0.635cm"/>
      </text:list-level-style-number>
      <text:list-level-style-bullet text:level="2" text:style-name="WW8Num14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905cm"/>
        <style:text-properties style:font-name="Symbol"/>
      </text:list-level-style-bullet>
      <text:list-level-style-bullet text:level="2" text:style-name="WW8Num15z0" text:bullet-char="">
        <style:list-level-properties text:space-before="1.905cm" text:min-label-width="0.905cm"/>
        <style:text-properties style:font-name="Symbol"/>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4" text:bullet-char="o">
        <style:list-level-properties text:space-before="5.715cm" text:min-label-width="0.635cm"/>
        <style:text-properties style:font-name="Courier New"/>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4" text:bullet-char="o">
        <style:list-level-properties text:space-before="9.525cm" text:min-label-width="0.635cm"/>
        <style:text-properties style:font-name="Courier New"/>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1.588cm" text:min-label-width="0.635cm"/>
      </text:list-level-style-number>
      <text:list-level-style-number text:level="2" style:num-suffix="." style:num-format="a" style:num-letter-sync="true">
        <style:list-level-properties text:space-before="0.599cm" text:min-label-width="0.6cm"/>
      </text:list-level-style-number>
      <text:list-level-style-number text:level="3" style:num-suffix="." style:num-format="i">
        <style:list-level-properties text:min-label-width="3.81cm" text:min-label-distance="0.318cm" fo:text-align="end"/>
      </text:list-level-style-number>
      <text:list-level-style-number text:level="4" style:num-suffix="." style:num-format="a" style:num-letter-sync="true">
        <style:list-level-properties text:space-before="4.445cm" text:min-label-width="0.635cm"/>
      </text:list-level-style-number>
      <text:list-level-style-bullet text:level="5" text:style-name="WW8Num16z4" text:bullet-char="-">
        <style:list-level-properties text:space-before="5.715cm" text:min-label-width="0.635cm"/>
        <style:text-properties style:font-name="Arial"/>
      </text:list-level-style-bullet>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a">
        <style:list-level-properties text:space-before="0.635cm" text:min-label-width="0.635cm"/>
      </text:list-level-style-number>
      <text:list-level-style-bullet text:level="2" text:style-name="WW8Num20z1" text:bullet-char="o">
        <style:list-level-properties text:space-before="1.905cm" text:min-label-width="0.635cm"/>
        <style:text-properties style:font-name="Courier New"/>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0"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style:font-name="Courier New"/>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0"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style:font-name="Courier New"/>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0.651cm" text:min-label-width="0.651cm"/>
        <style:text-properties style:font-name="Symbol"/>
      </text:list-level-style-bullet>
      <text:list-level-style-bullet text:level="2" text:style-name="WW8Num24z1" text:bullet-char="o">
        <style:list-level-properties text:space-before="1.905cm" text:min-label-width="0.635cm"/>
        <style:text-properties style:font-name="Courier New"/>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number text:level="1" style:num-suffix=")" style:num-format="a">
        <style:list-level-properties text:space-before="0.651cm" text:min-label-width="0.891cm"/>
      </text:list-level-style-number>
      <text:list-level-style-bullet text:level="2" text:style-name="Bullet_20_Symbols" text:bullet-char="•">
        <style:list-level-properties text:space-before="0.651cm" text:min-label-width="0.651cm"/>
        <style:text-properties fo:font-family="StarSymbol" style:font-charset="x-symbol"/>
      </text:list-level-style-bullet>
      <text:list-level-style-bullet text:level="3" text:style-name="WW8Num29z2" text:bullet-char="">
        <style:list-level-properties text:space-before="2.858cm" text:min-label-width="0.7cm"/>
        <style:text-properties style:font-name="Symbol"/>
      </text:list-level-style-bullet>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list-level-style-number text:level="1" text:style-name="Numbering_20_Symbols" style:num-prefix=" " style:num-suffix="." style:num-format="1">
        <style:list-level-properties text:min-label-width="0.801cm"/>
      </text:list-level-style-number>
      <text:list-level-style-number text:level="2" text:style-name="Numbering_20_Symbols" style:num-prefix=" " style:num-suffix=")" style:num-format="a">
        <style:list-level-properties text:space-before="0.801cm" text:min-label-width="0.6cm"/>
      </text:list-level-style-number>
      <text:list-level-style-bullet text:level="3" text:style-name="Bullet_20_Symbols" style:num-prefix=" " text:bullet-char="•">
        <style:list-level-properties text:space-before="1.401cm" text:min-label-width="0.4cm"/>
        <style:text-properties fo:font-family="StarSymbol" style:font-charset="x-symbol"/>
      </text:list-level-style-bullet>
      <text:list-level-style-bullet text:level="4" text:style-name="Bullet_20_Symbols" style:num-prefix=" " text:bullet-char="•">
        <style:list-level-properties text:space-before="1.8cm" text:min-label-width="0.4cm"/>
        <style:text-properties fo:font-family="StarSymbol" style:font-charset="x-symbol"/>
      </text:list-level-style-bullet>
      <text:list-level-style-bullet text:level="5" text:style-name="Bullet_20_Symbols" style:num-prefix=" " text:bullet-char="•">
        <style:list-level-properties text:space-before="5.08cm" text:min-label-width="0.635cm"/>
        <style:text-properties fo:font-family="StarSymbol" style:font-charset="x-symbol"/>
      </text:list-level-style-bullet>
      <text:list-level-style-bullet text:level="6" text:style-name="Bullet_20_Symbols" style:num-prefix=" " text:bullet-char="•">
        <style:list-level-properties text:min-label-width="6.985cm" text:min-label-distance="0.318cm" fo:text-align="end"/>
        <style:text-properties fo:font-family="StarSymbol" style:font-charset="x-symbol"/>
      </text:list-level-style-bullet>
      <text:list-level-style-bullet text:level="7" text:style-name="Bullet_20_Symbols" style:num-prefix=" " text:bullet-char="•">
        <style:list-level-properties text:space-before="7.62cm" text:min-label-width="0.635cm"/>
        <style:text-properties fo:font-family="StarSymbol" style:font-charset="x-symbol"/>
      </text:list-level-style-bullet>
      <text:list-level-style-bullet text:level="8" text:style-name="Bullet_20_Symbols" style:num-prefix=" " text:bullet-char="•">
        <style:list-level-properties text:space-before="8.89cm" text:min-label-width="0.635cm"/>
        <style:text-properties fo:font-family="StarSymbol" style:font-charset="x-symbol"/>
      </text:list-level-style-bullet>
      <text:list-level-style-bullet text:level="9" text:style-name="Bullet_20_Symbols" style:num-prefix=" " text:bullet-char="•">
        <style:list-level-properties text:min-label-width="10.795cm" text:min-label-distance="0.318cm" fo:text-align="end"/>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23" text:consecutive-numbering="true">
      <text:list-level-style-bullet text:level="1" text:style-name="WW8Num23z0" text:bullet-char="">
        <style:list-level-properties text:space-before="0.12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3" style:family="table">
      <style:table-properties style:width="15.893cm" table:align="left" style:writing-mode="lr-tb"/>
    </style:style>
    <style:style style:name="Taula3.A" style:family="table-column">
      <style:table-column-properties style:column-width="4.958cm"/>
    </style:style>
    <style:style style:name="Taula3.B" style:family="table-column">
      <style:table-column-properties style:column-width="6.897cm"/>
    </style:style>
    <style:style style:name="Taula3.C" style:family="table-column">
      <style:table-column-properties style:column-width="4.038cm"/>
    </style:style>
    <style:style style:name="Taula3.1" style:family="table-row">
      <style:table-row-properties fo:keep-together="always"/>
    </style:style>
    <style:style style:name="Taula3.A1.1" style:family="table-column">
      <style:table-column-properties style:column-width="1.305cm"/>
    </style:style>
    <style:style style:name="Taula3.A1.2" style:family="table-column">
      <style:table-column-properties style:column-width="3.653cm"/>
    </style:style>
    <style:style style:name="Taula3.A1.1.1"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ula3.A1.2.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ula3.A1.2" style:family="table-row">
      <style:table-row-properties style:min-row-height="0.568cm" fo:keep-together="always"/>
    </style:style>
    <style:style style:name="Taula3.A1.1.2"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ula3.A1.3" style:family="table-row">
      <style:table-row-properties style:min-row-height="0.695cm" fo:keep-together="always"/>
    </style:style>
    <style:style style:name="Taula3.A1.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ula3.B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C1.1" style:family="table-row">
      <style:table-row-properties style:min-row-height="0.9cm" fo:keep-together="always"/>
    </style:style>
    <style:style style:name="Taula3.C1.1.1" style:family="table-cell">
      <style:table-cell-properties style:vertical-align="middle" fo:padding-left="0.123cm" fo:padding-right="0.123cm" fo:padding-top="0cm" fo:padding-bottom="0cm" fo:border="0.5pt solid #000000" style:writing-mode="lr-tb"/>
    </style:style>
    <style:style style:name="Taula3.C1.2" style:family="table-row">
      <style:table-row-properties style:min-row-height="0.609cm" fo:keep-together="always"/>
    </style:style>
    <style:style style:name="Taula3.C1.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MP1" style:family="paragraph" style:parent-style-name="Header">
      <style:paragraph-properties fo:text-align="center" style:justify-single-word="false" style:snap-to-layout-grid="false"/>
    </style:style>
    <style:style style:name="MP2" style:family="paragraph" style:parent-style-name="Standard">
      <style:paragraph-properties style:snap-to-layout-grid="false"/>
      <style:text-properties fo:font-size="8pt" style:font-size-asian="8pt"/>
    </style:style>
    <style:style style:name="MP3" style:family="paragraph" style:parent-style-name="Header">
      <style:text-properties fo:font-size="8pt" style:font-size-asian="8pt"/>
    </style:style>
    <style:style style:name="MP4" style:family="paragraph" style:parent-style-name="Heading_20_4">
      <style:paragraph-properties fo:text-align="center" style:justify-single-word="false" style:snap-to-layout-grid="false"/>
      <style:text-properties fo:font-size="8pt" fo:language="fr" fo:country="FR" style:font-size-asian="8pt" style:font-name-complex="Arial" style:font-style-complex="italic"/>
    </style:style>
    <style:style style:name="MP5" style:family="paragraph" style:parent-style-name="Header">
      <style:paragraph-properties fo:text-align="center" style:justify-single-word="false" style:snap-to-layout-grid="false"/>
      <style:text-properties fo:font-size="14pt" fo:font-weight="bold" style:font-size-asian="14pt" style:font-weight-asian="bold" style:font-size-complex="14pt" style:font-weight-complex="bold"/>
    </style:style>
    <style:style style:name="MP6" style:family="paragraph" style:parent-style-name="Header">
      <style:paragraph-properties fo:text-align="center" style:justify-single-word="false" style:snap-to-layout-grid="false"/>
      <style:text-properties fo:font-weight="bold" style:font-weight-asian="bold" style:font-weight-complex="bold"/>
    </style:style>
    <style:style style:name="MP7" style:family="paragraph" style:parent-style-name="Header">
      <style:paragraph-properties fo:text-align="center" style:justify-single-word="false" style:snap-to-layout-grid="false"/>
      <style:text-properties fo:language="fr" fo:country="FR" fo:font-weight="bold" style:font-weight-asian="bold"/>
    </style:style>
    <style:style style:name="MP8" style:family="paragraph" style:parent-style-name="Standard">
      <style:paragraph-properties fo:text-align="center" style:justify-single-word="false" style:snap-to-layout-grid="false"/>
    </style:style>
    <style:style style:name="MP9" style:family="paragraph" style:parent-style-name="Header">
      <style:paragraph-properties fo:text-align="center" style:justify-single-word="false" style:snap-to-layout-grid="false"/>
      <style:text-properties fo:font-size="9pt" style:font-size-asian="9pt" style:font-weight-complex="bold"/>
    </style:style>
    <style:style style:name="MT1" style:family="text">
      <style:text-properties fo:font-size="9pt" fo:language="fr" fo:country="FR" fo:font-weight="bold" style:font-size-asian="9pt" style:font-weight-asian="bold"/>
    </style:style>
    <style:style style:name="MT2" style:family="text">
      <style:text-properties fo:font-size="9pt" fo:font-weight="bold" style:font-size-asian="9pt" style:font-weight-asian="bold"/>
    </style:style>
    <style:style style:name="MT3" style:family="text">
      <style:text-properties fo:font-size="10pt" fo:language="fr" fo:country="FR" style:font-size-asian="10pt" style:font-name-complex="Arial" style:font-weight-complex="bold"/>
    </style:style>
    <style:style style:name="MT4" style:family="text">
      <style:text-properties officeooo:rsid="001f48c7"/>
    </style:style>
    <style:style style:name="Mfr1" style:family="graphic" style:parent-style-name="OLE">
      <style:graphic-properties fo:margin-left="0cm" fo:margin-right="0cm" style:vertical-pos="top" style:vertical-rel="baseline" style:horizontal-pos="center" style:horizontal-rel="paragraph" fo:padding-left="0.28cm" fo:padding-right="0.28cm" fo:padding-top="0.153cm" fo:padding-bottom="0.153cm" fo:border="none" draw:ole-draw-aspect="1" draw:visible-area-top="0cm" draw:visible-area-width="0.898cm" draw:visible-area-height="1.004cm"/>
    </style:style>
    <style:page-layout style:name="Mpm1">
      <style:page-layout-properties fo:page-width="20.999cm" fo:page-height="29.699cm" style:num-format="1" style:print-orientation="portrait" fo:margin-top="1.251cm" fo:margin-bottom="2.50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ula3" table:style-name="Taula3">
          <table:table-column table:style-name="Taula3.A"/>
          <table:table-column table:style-name="Taula3.B"/>
          <table:table-column table:style-name="Taula3.C"/>
          <table:table-row table:style-name="Taula3.1">
            <table:table-cell>
              <table:table table:is-sub-table="true">
                <table:table-column table:style-name="Taula3.A1.1"/>
                <table:table-column table:style-name="Taula3.A1.2"/>
                <table:table-row table:style-name="Taula3.1">
                  <table:table-cell table:style-name="Taula3.A1.1.1" office:value-type="string">
                    <text:p text:style-name="MP1"><draw:frame draw:style-name="Mfr1" draw:name="Objecte1" text:anchor-type="as-char" svg:width="1.005cm" svg:height="0.954cm" draw:z-index="6"><draw:object-ole xlink:href="./Object 1" xlink:type="simple" xlink:show="embed" xlink:actuate="onLoad"/><draw:image xlink:href="./ObjectReplacements/Object 1" xlink:type="simple" xlink:show="embed" xlink:actuate="onLoad"/></draw:frame></text:p>
                  </table:table-cell>
                  <table:table-cell table:style-name="Taula3.A1.2.1" office:value-type="string">
                    <text:p text:style-name="MP2">Generalitat de Catalunya</text:p>
                    <text:p text:style-name="MP3">Departament d’Educació</text:p>
                  </table:table-cell>
                </table:table-row>
                <table:table-row table:style-name="Taula3.A1.2">
                  <table:table-cell table:style-name="Taula3.A1.1.2" table:number-columns-spanned="2" office:value-type="string">
                    <text:h text:style-name="MP4" text:outline-level="4">IES Nicolau Copèrnic</text:h>
                  </table:table-cell>
                  <table:covered-table-cell/>
                </table:table-row>
                <table:table-row table:style-name="Taula3.A1.3">
                  <table:table-cell table:style-name="Taula3.A1.1.3" table:number-columns-spanned="2" office:value-type="string">
                    <text:p text:style-name="MP1"><text:span text:style-name="MT1">Departament d’i</text:span><text:span text:style-name="MT2">nformàtica</text:span></text:p>
                  </table:table-cell>
                  <table:covered-table-cell/>
                </table:table-row>
              </table:table>
            </table:table-cell>
            <table:table-cell table:style-name="Taula3.B1" office:value-type="string">
              <text:p text:style-name="MP5"><text:s/></text:p>
              <text:p text:style-name="MP6">UF1NF1 Guió</text:p>
            </table:table-cell>
            <table:table-cell>
              <table:table table:is-sub-table="true">
                <table:table-column table:style-name="Taula3.C"/>
                <table:table-row table:style-name="Taula3.C1.1">
                  <table:table-cell table:style-name="Taula3.C1.1.1" office:value-type="string">
                    <text:p text:style-name="MP7">ASIX – Mòdul M04</text:p>
                  </table:table-cell>
                </table:table-row>
                <table:table-row table:style-name="Taula3.C1.2">
                  <table:table-cell table:style-name="Taula3.C1.1.2" office:value-type="string">
                    <text:p text:style-name="MP8"><text:span text:style-name="MT3">Pàgina </text:span><text:span text:style-name="MT3"><text:page-number text:select-page="current">7</text:page-number></text:span><text:span text:style-name="MT3"><text:s/>de </text:span><text:span text:style-name="MT3"><text:page-count style:num-format="1">7</text:page-count></text:span></text:p>
                  </table:table-cell>
                </table:table-row>
                <table:table-row table:style-name="Taula3.1">
                  <table:table-cell table:style-name="Taula3.C1.1.2" office:value-type="string">
                    <text:p text:style-name="MP9">Curs: 201<text:span text:style-name="MT4">7</text:span>-201<text:span text:style-name="MT4">8</text:span></text:p>
                  </table:table-cell>
                </table:table-row>
              </table:table>
            </table:table-cell>
          </table:table-row>
        </table:table>
        <text:p text:style-name="MP3"/>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_64 LibreOffice_project/ea7cb86e6eeb2bf3a5af73a8f7777ac570321527</meta:generator>
    <dc:title>PRACTICA 2: ESTUDI DE CABLES</dc:title>
    <meta:initial-creator> ies la merce</meta:initial-creator>
    <meta:creation-date>2008-09-29T14:28:00</meta:creation-date>
    <dc:date>2017-09-14T14:27:01.203000000</dc:date>
    <meta:print-date>2007-10-09T11:43:00</meta:print-date>
    <dc:language>ca-ES</dc:language>
    <meta:editing-cycles>115</meta:editing-cycles>
    <meta:editing-duration>PT19H39M1S</meta:editing-duration>
    <meta:document-statistic meta:table-count="1" meta:image-count="0" meta:object-count="1" meta:page-count="7" meta:paragraph-count="255" meta:word-count="1238" meta:character-count="9779" meta:non-whitespace-character-count="8786"/>
    <meta:user-defined meta:name="Info 1"/>
    <meta:user-defined meta:name="Info 2"/>
    <meta:user-defined meta:name="Info 3"/>
    <meta:user-defined meta:name="Info 4"/>
  </office:meta>
</office:document-meta>
</file>